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29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53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258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5" style:family="graphic" style:parent-style-name="standard">
      <style:graphic-properties svg:stroke-width="0.051cm" svg:stroke-color="#000000" draw:marker-start-width="0.355cm" draw:marker-end-width="0.355cm" draw:fill="none" draw:textarea-horizontal-align="justify" draw:textarea-vertical-align="middle" draw:auto-grow-height="false" fo:min-height="0.87cm" fo:min-width="2.532cm" fo:padding-top="0.15cm" fo:padding-bottom="0.15cm" fo:padding-left="0.275cm" fo:padding-right="0.275cm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svg:stroke-width="0.051cm" svg:stroke-color="#000000" draw:marker-start-width="0.355cm" draw:marker-end-width="0.355cm" draw:fill="none" draw:textarea-vertical-align="middle" draw:auto-grow-height="false" fo:min-height="12.149cm" fo:min-width="0cm" fo:padding-top="0.15cm" fo:padding-bottom="0.15cm" fo:padding-left="0.275cm" fo:padding-right="0.275cm"/>
    </style:style>
    <style:style style:name="P1" style:family="paragraph">
      <style:text-properties style:font-name="Liberation Serif" fo:font-size="18pt" style:font-size-asian="18pt" style:font-size-complex="18pt"/>
    </style:style>
    <style:style style:name="P2" style:family="paragraph">
      <loext:graphic-properties draw:fill="none" draw:fill-color="#ffffff"/>
      <style:text-properties style:font-name="Liberation Serif" fo:font-size="18pt" style:font-size-asian="18pt" style:font-size-complex="18pt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style:font-name="Liberation Serif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2.229cm" svg:height="0.962cm" svg:x="7.753cm" svg:y="10.656cm">
          <draw:text-box>
            <text:p text:style-name="P1"><text:span text:style-name="T1">KACP</text:span></text:p>
          </draw:text-box>
        </draw:frame>
        <draw:frame draw:style-name="gr2" draw:text-style-name="P2" draw:layer="layout" svg:width="2.653cm" svg:height="0.962cm" svg:x="3.86cm" svg:y="4.975cm">
          <draw:text-box>
            <text:p text:style-name="P1"><text:span text:style-name="T1">VEACP</text:span></text:p>
          </draw:text-box>
        </draw:frame>
        <draw:frame draw:style-name="gr3" draw:text-style-name="P2" draw:layer="layout" svg:width="2.758cm" svg:height="0.962cm" svg:x="11.722cm" svg:y="8.328cm">
          <draw:text-box>
            <text:p text:style-name="P1"><text:span text:style-name="T1">EMACP</text:span></text:p>
          </draw:text-box>
        </draw:frame>
        <draw:frame draw:style-name="gr3" draw:text-style-name="P2" draw:layer="layout" svg:width="2.758cm" svg:height="0.962cm" svg:x="11.722cm" svg:y="1.228cm">
          <draw:text-box>
            <text:p text:style-name="P1"><text:span text:style-name="T1">EMACP</text:span></text:p>
          </draw:text-box>
        </draw:frame>
        <draw:frame draw:style-name="gr4" draw:text-style-name="P3" draw:layer="layout" svg:width="1.115cm" svg:height="0.962cm" svg:x="12.576cm" svg:y="6.831cm">
          <draw:text-box>
            <text:p>...</text:p>
          </draw:text-box>
        </draw:frame>
        <draw:custom-shape draw:style-name="gr5" draw:text-style-name="P4" xml:id="id1" draw:id="id1" draw:layer="layout" svg:width="3.082cm" svg:height="1.17cm" svg:x="3.697cm" svg:y="4.84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xml:id="id2" draw:id="id2" draw:layer="layout" svg:width="3.082cm" svg:height="1.17cm" svg:x="11.597cm" svg:y="1.14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xml:id="id5" draw:id="id5" draw:layer="layout" svg:width="3.082cm" svg:height="1.17cm" svg:x="11.597cm" svg:y="8.245cm">
          <text:p/>
          <draw:enhanced-geometry svg:viewBox="0 0 21600 21600" draw:type="rectangle" draw:enhanced-path="M 0 0 L 21600 0 21600 21600 0 21600 0 0 Z N"/>
        </draw:custom-shape>
        <draw:connector draw:style-name="gr6" draw:text-style-name="P4" draw:layer="layout" draw:type="line" svg:x1="6.779cm" svg:y1="5.43cm" svg:x2="11.597cm" svg:y2="1.73cm" draw:start-shape="id1" draw:start-glue-point="1" draw:end-shape="id2" draw:end-glue-point="3" svg:d="M6779 5430l4818-3700" svg:viewBox="0 0 4819 3701">
          <text:p/>
        </draw:connector>
        <draw:frame draw:style-name="gr3" draw:text-style-name="P2" draw:layer="layout" svg:width="2.758cm" svg:height="0.962cm" svg:x="11.735cm" svg:y="3.116cm">
          <draw:text-box>
            <text:p text:style-name="P1"><text:span text:style-name="T1">EMACP</text:span></text:p>
          </draw:text-box>
        </draw:frame>
        <draw:custom-shape draw:style-name="gr5" draw:text-style-name="P4" xml:id="id3" draw:id="id3" draw:layer="layout" svg:width="3.082cm" svg:height="1.17cm" svg:x="11.61cm" svg:y="3.033cm">
          <text:p/>
          <draw:enhanced-geometry svg:viewBox="0 0 21600 21600" draw:type="rectangle" draw:enhanced-path="M 0 0 L 21600 0 21600 21600 0 21600 0 0 Z N"/>
        </draw:custom-shape>
        <draw:connector draw:style-name="gr6" draw:text-style-name="P4" draw:layer="layout" draw:type="line" svg:x1="6.779cm" svg:y1="5.43cm" svg:x2="11.61cm" svg:y2="3.618cm" draw:start-shape="id1" draw:end-shape="id3" draw:end-glue-point="3" svg:d="M6779 5430l4831-1812" svg:viewBox="0 0 4832 1813">
          <text:p/>
        </draw:connector>
        <draw:frame draw:style-name="gr3" draw:text-style-name="P2" draw:layer="layout" svg:width="2.758cm" svg:height="0.962cm" svg:x="11.735cm" svg:y="5.116cm">
          <draw:text-box>
            <text:p text:style-name="P1"><text:span text:style-name="T1">EMACP</text:span></text:p>
          </draw:text-box>
        </draw:frame>
        <draw:custom-shape draw:style-name="gr5" draw:text-style-name="P4" xml:id="id4" draw:id="id4" draw:layer="layout" svg:width="3.082cm" svg:height="1.17cm" svg:x="11.61cm" svg:y="5.0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4" draw:layer="layout" draw:type="line" svg:x1="6.779cm" svg:y1="5.43cm" svg:x2="11.61cm" svg:y2="5.618cm" draw:start-shape="id1" draw:end-shape="id4" draw:end-glue-point="3" svg:d="M6779 5430l4831 188" svg:viewBox="0 0 4832 189">
          <text:p/>
        </draw:connector>
        <draw:connector draw:style-name="gr6" draw:text-style-name="P4" draw:layer="layout" draw:type="line" svg:x1="6.779cm" svg:y1="5.43cm" svg:x2="11.597cm" svg:y2="8.83cm" draw:start-shape="id1" draw:start-glue-point="1" draw:end-shape="id5" draw:end-glue-point="3" svg:d="M6779 5430l4818 3400" svg:viewBox="0 0 4819 3401">
          <text:p/>
        </draw:connector>
        <draw:custom-shape draw:style-name="gr7" draw:text-style-name="P4" draw:layer="layout" svg:width="0.74cm" svg:height="13.081cm" draw:transform="rotate (-1.5709708597201) translate (15.408cm 9.787cm)">
          <text:p/>
          <draw:enhanced-geometry svg:viewBox="0 0 21600 21600" draw:glue-points="0 0 0 21600 21600 10800" draw:text-areas="0 ?f9 7800 ?f10" draw:type="right-brace" draw:modifiers="1800 10809.0597117364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7.78cm" fo:page-height="12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6-15T18:51:43.599539297</meta:creation-date>
    <dc:date>2021-08-30T01:36:46.618756411</dc:date>
    <meta:editing-duration>PT1H11M47S</meta:editing-duration>
    <meta:editing-cycles>23</meta:editing-cycles>
    <meta:generator>LibreOffice/6.0.7.3$Linux_X86_64 LibreOffice_project/00m0$Build-3</meta:generator>
    <meta:document-statistic meta:object-count="17"/>
  </office:meta>
</office:document-meta>
</file>